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等线" svg:font-family="等线" style:font-family-generic="system" style:font-pitch="variable" svg:panose-1="2 1 6 0 3 1 1 1 1 1"/>
    <style:font-face style:name="Latha" svg:font-family="Latha" style:font-family-generic="swiss" style:font-pitch="variable" svg:panose-1="2 0 4 0 0 0 0 0 0 0"/>
    <style:font-face style:name="等线 Light" svg:font-family="等线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正文" style:master-page-name="MP0" style:family="paragraph">
      <style:paragraph-properties fo:break-before="page"/>
    </style:style>
    <style:style style:name="T2" style:parent-style-name="默认段落字体" style:family="text">
      <style:text-properties fo:font-weight="bold" style:font-weight-asian="bold" style:font-weight-complex="bold"/>
    </style:style>
    <style:style style:name="T3" style:parent-style-name="默认段落字体" style:family="text">
      <style:text-properties fo:font-weight="bold" style:font-weight-asian="bold" style:font-weight-complex="bold"/>
    </style:style>
    <style:style style:name="P4" style:parent-style-name="正文" style:list-style-name="LFO1" style:family="paragraph"/>
    <style:style style:name="T5" style:parent-style-name="默认段落字体" style:family="text">
      <style:text-properties fo:font-weight="bold" style:font-weight-asian="bold" style:font-weight-complex="bold"/>
    </style:style>
    <style:style style:name="T6" style:parent-style-name="默认段落字体" style:family="text">
      <style:text-properties fo:font-weight="bold" style:font-weight-asian="bold" style:font-weight-complex="bold"/>
    </style:style>
    <style:style style:name="P7" style:parent-style-name="正文" style:list-style-name="LFO1" style:family="paragraph"/>
    <style:style style:name="T8" style:parent-style-name="默认段落字体" style:family="text">
      <style:text-properties fo:font-weight="bold" style:font-weight-asian="bold" style:font-weight-complex="bold"/>
    </style:style>
    <style:style style:name="T9" style:parent-style-name="默认段落字体" style:family="text">
      <style:text-properties fo:font-weight="bold" style:font-weight-asian="bold" style:font-weight-complex="bold"/>
    </style:style>
    <style:style style:name="T10" style:parent-style-name="默认段落字体" style:family="text">
      <style:text-properties fo:font-weight="bold" style:font-weight-asian="bold" style:font-weight-complex="bold"/>
    </style:style>
    <style:style style:name="T11" style:parent-style-name="默认段落字体" style:family="text">
      <style:text-properties style:font-name="Segoe UI Symbol" style:font-name-complex="Segoe UI Symbol" fo:font-weight="bold" style:font-weight-asian="bold" style:font-weight-complex="bold"/>
    </style:style>
    <style:style style:name="T12" style:parent-style-name="默认段落字体" style:family="text">
      <style:text-properties fo:font-weight="bold" style:font-weight-asian="bold" style:font-weight-complex="bold"/>
    </style:style>
    <style:style style:name="T13" style:parent-style-name="默认段落字体" style:family="text">
      <style:text-properties fo:font-weight="bold" style:font-weight-asian="bold" style:font-weight-complex="bold"/>
    </style:style>
    <style:style style:name="T14" style:parent-style-name="默认段落字体" style:family="text">
      <style:text-properties fo:font-weight="bold" style:font-weight-asian="bold" style:font-weight-complex="bold"/>
    </style:style>
    <style:style style:name="T15" style:parent-style-name="默认段落字体" style:family="text">
      <style:text-properties fo:font-weight="bold" style:font-weight-asian="bold" style:font-weight-complex="bold"/>
    </style:style>
    <style:style style:name="T16" style:parent-style-name="默认段落字体" style:family="text">
      <style:text-properties fo:font-weight="bold" style:font-weight-asian="bold" style:font-weight-complex="bold"/>
    </style:style>
    <style:style style:name="T17" style:parent-style-name="默认段落字体" style:family="text">
      <style:text-properties fo:font-weight="bold" style:font-weight-asian="bold" style:font-weight-complex="bold"/>
    </style:style>
    <style:style style:name="P18" style:parent-style-name="正文" style:family="paragraph">
      <style:text-properties fo:font-weight="bold" style:font-weight-asian="bold" style:font-weight-complex="bold"/>
    </style:style>
    <style:style style:name="P19" style:parent-style-name="正文" style:list-style-name="LFO2" style:family="paragraph"/>
    <style:style style:name="T20" style:parent-style-name="默认段落字体" style:family="text">
      <style:text-properties fo:font-weight="bold" style:font-weight-asian="bold" style:font-weight-complex="bold"/>
    </style:style>
    <style:style style:name="T21" style:parent-style-name="默认段落字体" style:family="text">
      <style:text-properties fo:font-weight="bold" style:font-weight-asian="bold" style:font-weight-complex="bold"/>
    </style:style>
    <style:style style:name="P22" style:parent-style-name="正文" style:list-style-name="LFO2" style:family="paragraph"/>
    <style:style style:name="T23" style:parent-style-name="默认段落字体" style:family="text">
      <style:text-properties fo:font-weight="bold" style:font-weight-asian="bold" style:font-weight-complex="bold"/>
    </style:style>
    <style:style style:name="P24" style:parent-style-name="正文" style:list-style-name="LFO2" style:family="paragraph"/>
    <style:style style:name="T25" style:parent-style-name="默认段落字体" style:family="text">
      <style:text-properties fo:font-weight="bold" style:font-weight-asian="bold" style:font-weight-complex="bold"/>
    </style:style>
    <style:style style:name="P26" style:parent-style-name="正文" style:list-style-name="LFO2" style:family="paragraph"/>
    <style:style style:name="T27" style:parent-style-name="默认段落字体" style:family="text">
      <style:text-properties fo:font-weight="bold" style:font-weight-asian="bold" style:font-weight-complex="bold"/>
    </style:style>
    <style:style style:name="P28" style:parent-style-name="正文" style:family="paragraph">
      <style:text-properties fo:font-weight="bold" style:font-weight-asian="bold" style:font-weight-complex="bold"/>
    </style:style>
    <style:style style:name="T29" style:parent-style-name="默认段落字体" style:family="text">
      <style:text-properties fo:font-weight="bold" style:font-weight-asian="bold" style:font-weight-complex="bold"/>
    </style:style>
    <style:style style:name="P30" style:parent-style-name="正文" style:family="paragraph">
      <style:text-properties fo:font-weight="bold" style:font-weight-asian="bold" style:font-weight-complex="bold"/>
    </style:style>
    <style:style style:name="P31" style:parent-style-name="正文" style:list-style-name="LFO3" style:family="paragraph"/>
    <style:style style:name="T32" style:parent-style-name="默认段落字体" style:family="text">
      <style:text-properties fo:font-weight="bold" style:font-weight-asian="bold" style:font-weight-complex="bold"/>
    </style:style>
    <style:style style:name="T33" style:parent-style-name="默认段落字体" style:family="text">
      <style:text-properties fo:font-weight="bold" style:font-weight-asian="bold" style:font-weight-complex="bold"/>
    </style:style>
    <style:style style:name="T34" style:parent-style-name="默认段落字体" style:family="text">
      <style:text-properties fo:font-weight="bold" style:font-weight-asian="bold" style:font-weight-complex="bold"/>
    </style:style>
    <style:style style:name="P35" style:parent-style-name="正文" style:list-style-name="LFO3" style:family="paragraph"/>
    <style:style style:name="T36" style:parent-style-name="默认段落字体" style:family="text">
      <style:text-properties fo:font-weight="bold" style:font-weight-asian="bold" style:font-weight-complex="bold"/>
    </style:style>
    <style:style style:name="P37" style:parent-style-name="正文" style:list-style-name="LFO3" style:family="paragraph"/>
    <style:style style:name="T38" style:parent-style-name="默认段落字体" style:family="text">
      <style:text-properties fo:font-weight="bold" style:font-weight-asian="bold" style:font-weight-complex="bold"/>
    </style:style>
    <style:style style:name="T39" style:parent-style-name="默认段落字体" style:family="text">
      <style:text-properties fo:font-weight="bold" style:font-weight-asian="bold" style:font-weight-complex="bold"/>
    </style:style>
    <style:style style:name="P40" style:parent-style-name="正文" style:list-style-name="LFO3" style:family="paragraph"/>
    <style:style style:name="T41" style:parent-style-name="默认段落字体" style:family="text">
      <style:text-properties fo:font-weight="bold" style:font-weight-asian="bold" style:font-weight-complex="bold"/>
    </style:style>
    <style:style style:name="P42" style:parent-style-name="正文" style:family="paragraph">
      <style:text-properties fo:font-weight="bold" style:font-weight-asian="bold" style:font-weight-complex="bold"/>
    </style:style>
    <style:style style:name="T43" style:parent-style-name="默认段落字体" style:family="text">
      <style:text-properties fo:font-weight="bold" style:font-weight-asian="bold" style:font-weight-complex="bold"/>
    </style:style>
    <style:style style:name="T44" style:parent-style-name="默认段落字体" style:family="text">
      <style:text-properties style:font-name="Segoe UI Symbol" style:font-name-complex="Segoe UI Symbol" fo:font-weight="bold" style:font-weight-asian="bold" style:font-weight-complex="bold"/>
    </style:style>
    <style:style style:name="T45" style:parent-style-name="默认段落字体" style:family="text">
      <style:text-properties fo:font-weight="bold" style:font-weight-asian="bold" style:font-weight-complex="bold"/>
    </style:style>
    <style:style style:name="T46" style:parent-style-name="默认段落字体" style:family="text">
      <style:text-properties fo:font-weight="bold" style:font-weight-asian="bold" style:font-weight-complex="bold"/>
    </style:style>
    <style:style style:name="T47" style:parent-style-name="默认段落字体" style:family="text">
      <style:text-properties fo:font-weight="bold" style:font-weight-asian="bold" style:font-weight-complex="bold"/>
    </style:style>
    <style:style style:name="P48" style:parent-style-name="正文" style:family="paragraph">
      <style:text-properties fo:font-weight="bold" style:font-weight-asian="bold" style:font-weight-complex="bold"/>
    </style:style>
    <style:style style:name="P49" style:parent-style-name="正文" style:list-style-name="LFO4" style:family="paragraph"/>
    <style:style style:name="T50" style:parent-style-name="默认段落字体" style:family="text">
      <style:text-properties fo:font-weight="bold" style:font-weight-asian="bold" style:font-weight-complex="bold"/>
    </style:style>
    <style:style style:name="P51" style:parent-style-name="正文" style:list-style-name="LFO4" style:family="paragraph"/>
    <style:style style:name="T52" style:parent-style-name="默认段落字体" style:family="text">
      <style:text-properties fo:font-weight="bold" style:font-weight-asian="bold" style:font-weight-complex="bold"/>
    </style:style>
    <style:style style:name="P53" style:parent-style-name="正文" style:list-style-name="LFO4" style:family="paragraph"/>
    <style:style style:name="T54" style:parent-style-name="默认段落字体" style:family="text">
      <style:text-properties fo:font-weight="bold" style:font-weight-asian="bold" style:font-weight-complex="bold"/>
    </style:style>
    <style:style style:name="P55" style:parent-style-name="正文" style:family="paragraph">
      <style:text-properties fo:font-weight="bold" style:font-weight-asian="bold" style:font-weight-complex="bold"/>
    </style:style>
    <style:style style:name="P56" style:parent-style-name="正文" style:family="paragraph">
      <style:text-properties fo:font-weight="bold" style:font-weight-asian="bold" style:font-weight-complex="bold"/>
    </style:style>
    <style:style style:name="P57" style:parent-style-name="正文" style:list-style-name="LFO5" style:family="paragraph"/>
    <style:style style:name="T58" style:parent-style-name="默认段落字体" style:family="text">
      <style:text-properties fo:font-weight="bold" style:font-weight-asian="bold" style:font-weight-complex="bold"/>
    </style:style>
    <style:style style:name="T59" style:parent-style-name="默认段落字体" style:family="text">
      <style:text-properties fo:font-weight="bold" style:font-weight-asian="bold" style:font-weight-complex="bold"/>
    </style:style>
    <style:style style:name="P60" style:parent-style-name="正文" style:list-style-name="LFO5" style:family="paragraph"/>
    <style:style style:name="T61" style:parent-style-name="默认段落字体" style:family="text">
      <style:text-properties fo:font-weight="bold" style:font-weight-asian="bold" style:font-weight-complex="bold"/>
    </style:style>
    <style:style style:name="P62" style:parent-style-name="正文" style:list-style-name="LFO5" style:family="paragraph"/>
    <style:style style:name="T63" style:parent-style-name="默认段落字体" style:family="text">
      <style:text-properties fo:font-weight="bold" style:font-weight-asian="bold" style:font-weight-complex="bold"/>
    </style:style>
    <style:style style:name="T64" style:parent-style-name="默认段落字体" style:family="text">
      <style:text-properties fo:font-weight="bold" style:font-weight-asian="bold" style:font-weight-complex="bold"/>
    </style:style>
    <style:style style:name="P65" style:parent-style-name="正文" style:family="paragraph">
      <style:text-properties fo:font-weight="bold" style:font-weight-asian="bold" style:font-weight-complex="bold"/>
    </style:style>
    <style:style style:name="P66" style:parent-style-name="正文" style:family="paragraph">
      <style:text-properties fo:font-weight="bold" style:font-weight-asian="bold" style:font-weight-complex="bold"/>
    </style:style>
    <style:style style:name="P67" style:parent-style-name="正文" style:list-style-name="LFO6" style:family="paragraph"/>
    <style:style style:name="T68" style:parent-style-name="默认段落字体" style:family="text">
      <style:text-properties fo:font-weight="bold" style:font-weight-asian="bold" style:font-weight-complex="bold"/>
    </style:style>
    <style:style style:name="P69" style:parent-style-name="正文" style:list-style-name="LFO6" style:family="paragraph"/>
    <style:style style:name="T70" style:parent-style-name="默认段落字体" style:family="text">
      <style:text-properties fo:font-weight="bold" style:font-weight-asian="bold" style:font-weight-complex="bold"/>
    </style:style>
    <style:style style:name="P71" style:parent-style-name="正文" style:list-style-name="LFO6" style:family="paragraph"/>
    <style:style style:name="P72" style:parent-style-name="正文" style:list-style-name="LFO6" style:family="paragraph"/>
    <style:style style:name="T73" style:parent-style-name="默认段落字体" style:family="text">
      <style:text-properties fo:font-weight="bold" style:font-weight-asian="bold" style:font-weight-complex="bold"/>
    </style:style>
    <style:style style:name="T74" style:parent-style-name="默认段落字体" style:family="text">
      <style:text-properties style:font-name="Segoe UI Symbol" style:font-name-complex="Segoe UI Symbol" fo:font-weight="bold" style:font-weight-asian="bold" style:font-weight-complex="bold"/>
    </style:style>
    <style:style style:name="T75" style:parent-style-name="默认段落字体" style:family="text">
      <style:text-properties fo:font-weight="bold" style:font-weight-asian="bold" style:font-weight-complex="bold"/>
    </style:style>
    <style:style style:name="P76" style:parent-style-name="正文" style:family="paragraph">
      <style:text-properties fo:font-weight="bold" style:font-weight-asian="bold" style:font-weight-complex="bold"/>
    </style:style>
    <style:style style:name="P77" style:parent-style-name="正文" style:list-style-name="LFO7" style:family="paragraph"/>
    <style:style style:name="T78" style:parent-style-name="默认段落字体" style:family="text">
      <style:text-properties fo:font-weight="bold" style:font-weight-asian="bold" style:font-weight-complex="bold"/>
    </style:style>
    <style:style style:name="P79" style:parent-style-name="正文" style:list-style-name="LFO7" style:family="paragraph"/>
    <style:style style:name="T80" style:parent-style-name="默认段落字体" style:family="text">
      <style:text-properties fo:font-weight="bold" style:font-weight-asian="bold" style:font-weight-complex="bold"/>
    </style:style>
    <style:style style:name="T81" style:parent-style-name="默认段落字体" style:family="text">
      <style:text-properties fo:font-weight="bold" style:font-weight-asian="bold" style:font-weight-complex="bold"/>
    </style:style>
    <style:style style:name="T82" style:parent-style-name="默认段落字体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好的，以下是针对<text:s/><text:span text:style-name="T2">兼职销售</text:span><text:s/>和<text:s/><text:span text:style-name="T3">兼职排版</text:span><text:s/>两个新功能的系统设计与实现方案。我们将根据功能需求提供：</text:p>
      <text:list text:style-name="LFO1" text:continue-numbering="true">
        <text:list-item>
          <text:p text:style-name="P4"><text:span text:style-name="T5">兼职销售</text:span><text:s/>的<text:s/><text:span text:style-name="T6">成交额与扣税后返给销售</text:span><text:s/>逻辑实现</text:p>
        </text:list-item>
        <text:list-item>
          <text:p text:style-name="P7"><text:span text:style-name="T8">兼职排版</text:span><text:s/>的<text:s/><text:span text:style-name="T9">排版员选择和排版费校验</text:span><text:s/>逻辑实现</text:p>
        </text:list-item>
      </text:list>
      <text:p text:style-name="正文"><text:span text:style-name="T10">1️</text:span><text:span text:style-name="T11">⃣</text:span><text:span text:style-name="T12"><text:s/>兼职销售功能实现：成交额扣税后返给销售</text:span></text:p>
      <text:p text:style-name="正文"><text:span text:style-name="T13">需求</text:span>：<text:line-break/>兼职销售的<text:s/><text:span text:style-name="T14">成交额</text:span><text:s/>除去<text:s/><text:span text:style-name="T15">公司应收部分</text:span>，再扣除<text:s/><text:span text:style-name="T16">税费</text:span>，最终将剩余部分<text:s/><text:span text:style-name="T17">返给销售</text:span>。</text:p>
      <text:p text:style-name="P18">1.1 系统逻辑概述：</text:p>
      <text:list text:style-name="LFO2" text:continue-numbering="true">
        <text:list-item>
          <text:p text:style-name="P19"><text:span text:style-name="T20">成交额</text:span>：指的是<text:s/><text:span text:style-name="T21">销售人员</text:span><text:s/>签单金额（即销售额）。</text:p>
        </text:list-item>
        <text:list-item>
          <text:p text:style-name="P22"><text:span text:style-name="T23">应收金额</text:span>：指的是公司需要收回的款项（包括税务处理、其他费用等）。</text:p>
        </text:list-item>
        <text:list-item>
          <text:p text:style-name="P24"><text:span text:style-name="T25">税后金额</text:span>：从成交额中去除公司的税务部分，销售人员实际收到的金额。</text:p>
        </text:list-item>
        <text:list-item>
          <text:p text:style-name="P26"><text:span text:style-name="T27">返还金额</text:span>：扣税后的金额，按照百分比（通常为 100%）返给兼职销售。</text:p>
        </text:list-item>
      </text:list>
      <text:p text:style-name="P28">1.2 关键字段设计：</text:p>
      <text:p text:style-name="正文">在 projects 表中新增以下字段：</text:p>
      <text:p text:style-name="正文">{</text:p>
      <text:p text:style-name="正文"><text:s text:c="2"/>"_id": ObjectId,</text:p>
      <text:p text:style-name="正文"><text:s text:c="2"/>"sales_id": ObjectId, <text:s/>// 兼职销售员 ID</text:p>
      <text:p text:style-name="正文"><text:s text:c="2"/>"total_amount": Number, <text:s/>// 项目成交总金额</text:p>
      <text:p text:style-name="正文"><text:s text:c="2"/>"company_receivable": Number, <text:s/>// 公司应收金额（含税）</text:p>
      <text:p text:style-name="正文"><text:s text:c="2"/>"tax_rate": Number, <text:s/>// 税率（例如 10%）</text:p>
      <text:p text:style-name="正文"><text:s text:c="2"/>"sales_commission": Number, <text:s/>// 兼职销售员佣金（税后部分）</text:p>
      <text:p text:style-name="正文"><text:s text:c="2"/>"status": String, <text:s/>// 项目状态（如 "completed"）</text:p>
      <text:p text:style-name="正文"><text:s text:c="2"/>"created_at": Date</text:p>
      <text:p text:style-name="正文">}</text:p>
      <text:p text:style-name="正文"><text:span text:style-name="T29">公式：</text:span></text:p>
      <text:p text:style-name="正文">应收金额 = 总金额 - 公司应收金额</text:p>
      <text:p text:style-name="正文">税后金额 = 应收金额 - (应收金额 * 税率)</text:p>
      <text:soft-page-break/>
      <text:p text:style-name="正文">返还给销售的佣金 = 税后金额</text:p>
      <text:p text:style-name="P30">1.3 业务实现流程：</text:p>
      <text:list text:style-name="LFO3" text:continue-numbering="true">
        <text:list-item>
          <text:p text:style-name="P31"><text:span text:style-name="T32">销售创建项目时</text:span>：系统记录<text:s/><text:span text:style-name="T33">总金额</text:span><text:s/>和<text:s/><text:span text:style-name="T34">公司应收金额</text:span>。</text:p>
        </text:list-item>
        <text:list-item>
          <text:p text:style-name="P35"><text:span text:style-name="T36">项目完成后</text:span>：计算税后金额 = 总金额 - 公司应收金额，然后再扣税处理。</text:p>
        </text:list-item>
        <text:list-item>
          <text:p text:style-name="P37"><text:span text:style-name="T38">销售金额返还</text:span>：系统会计算出<text:s/><text:span text:style-name="T39">返还佣金</text:span>（即扣税后的金额），并与 sales_id 对应的销售员进行关联。</text:p>
        </text:list-item>
        <text:list-item>
          <text:p text:style-name="P40"><text:span text:style-name="T41">项目完成时</text:span>，系统会自动生成佣金记录，并返还到销售员账户。</text:p>
        </text:list-item>
      </text:list>
      <text:p text:style-name="P42">1.4 后端实现伪代码（Node.js + MongoDB）：</text:p>
      <text:p text:style-name="正文">async function calculateSalesCommission(projectId) {</text:p>
      <text:p text:style-name="正文"><text:s text:c="4"/>// 获取项目数据</text:p>
      <text:p text:style-name="正文"><text:s text:c="4"/>const project = await ProjectModel.findById(projectId);</text:p>
      <text:p text:style-name="正文"><text:s text:c="4"/></text:p>
      <text:p text:style-name="正文"><text:s text:c="4"/>const totalAmount = project.total_amount; <text:s/>// 项目总金额</text:p>
      <text:p text:style-name="正文"><text:s text:c="4"/>const companyReceivable = project.company_receivable; <text:s/>// 公司应收金额</text:p>
      <text:p text:style-name="正文"><text:s text:c="4"/>const taxRate = project.tax_rate; <text:s/>// 税率</text:p>
      <text:p text:style-name="正文"><text:s text:c="4"/></text:p>
      <text:p text:style-name="正文"><text:s text:c="4"/>// 计算应收金额</text:p>
      <text:p text:style-name="正文"><text:s text:c="4"/>const receivableAmount = totalAmount - companyReceivable;</text:p>
      <text:p text:style-name="正文"><text:s text:c="4"/></text:p>
      <text:p text:style-name="正文"><text:s text:c="4"/>// 计算税后金额</text:p>
      <text:p text:style-name="正文"><text:s text:c="4"/>const taxDeductedAmount = receivableAmount - (receivableAmount * taxRate);</text:p>
      <text:p text:style-name="正文"><text:s text:c="4"/></text:p>
      <text:p text:style-name="正文"><text:s text:c="4"/>// 返还给销售的佣金</text:p>
      <text:p text:style-name="正文"><text:s text:c="4"/>const salesCommission = taxDeductedAmount;</text:p>
      <text:p text:style-name="正文"><text:s text:c="4"/></text:p>
      <text:p text:style-name="正文"><text:s text:c="4"/>// 更新销售佣金</text:p>
      <text:p text:style-name="正文"><text:s text:c="4"/>project.sales_commission = salesCommission;</text:p>
      <text:soft-page-break/>
      <text:p text:style-name="正文"><text:s text:c="4"/></text:p>
      <text:p text:style-name="正文"><text:s text:c="4"/>await project.save();</text:p>
      <text:p text:style-name="正文"><text:s text:c="4"/></text:p>
      <text:p text:style-name="正文"><text:s text:c="4"/>// 将佣金发放给销售员账户，假设已完成付款流程</text:p>
      <text:p text:style-name="正文"><text:s text:c="4"/>// paymentService.transferToSales(salesId, salesCommission);</text:p>
      <text:p text:style-name="正文">}</text:p>
      <text:p text:style-name="正文"><text:span text:style-name="T43">2️</text:span><text:span text:style-name="T44">⃣</text:span><text:span text:style-name="T45"><text:s/>兼职排版功能实现：排版员选择和排版费校验</text:span></text:p>
      <text:p text:style-name="正文"><text:span text:style-name="T46">需求</text:span>：<text:line-break/>兼职排版员的<text:s/><text:span text:style-name="T47">排版费</text:span><text:s/>不能超过项目总金额的 5%。由 PM 选择排版员并输入排版费用，系统需要进行校验。</text:p>
      <text:p text:style-name="P48">2.1 系统逻辑概述：</text:p>
      <text:list text:style-name="LFO4" text:continue-numbering="true">
        <text:list-item>
          <text:p text:style-name="P49"><text:span text:style-name="T50">排版员选择</text:span>：PM 在系统中选择兼职排版员。</text:p>
        </text:list-item>
        <text:list-item>
          <text:p text:style-name="P51"><text:span text:style-name="T52">排版费设置</text:span>：PM 为每个项目设置排版费，且排版费不得超过项目总金额的 5%。</text:p>
        </text:list-item>
        <text:list-item>
          <text:p text:style-name="P53"><text:span text:style-name="T54">校验机制</text:span>：系统检查排版费用是否超过总金额的 5%，如果超过，则提醒 PM 修改。</text:p>
        </text:list-item>
      </text:list>
      <text:p text:style-name="P55">2.2 关键字段设计：</text:p>
      <text:p text:style-name="正文">在 projects 表中新增以下字段：</text:p>
      <text:p text:style-name="正文">{</text:p>
      <text:p text:style-name="正文"><text:s text:c="2"/>"_id": ObjectId,</text:p>
      <text:p text:style-name="正文"><text:s text:c="2"/>"layout_cost": Number, <text:s/>// 排版费用</text:p>
      <text:p text:style-name="正文"><text:s text:c="2"/>"layout_assigned_to": ObjectId, <text:s/>// 排版员 ID</text:p>
      <text:p text:style-name="正文"><text:s text:c="2"/>"project_total_amount": Number, <text:s/>// 项目总金额</text:p>
      <text:p text:style-name="正文"><text:s text:c="2"/>"layout_cost_percentage": Number, <text:s/>// 排版费占总金额的百分比</text:p>
      <text:p text:style-name="正文"><text:s text:c="2"/>"status": String, <text:s/>// 项目状态（如 "completed"）</text:p>
      <text:p text:style-name="正文"><text:s text:c="2"/>"created_at": Date</text:p>
      <text:p text:style-name="正文">}</text:p>
      <text:soft-page-break/>
      <text:p text:style-name="P56">2.3 校验逻辑：</text:p>
      <text:list text:style-name="LFO5" text:continue-numbering="true">
        <text:list-item>
          <text:p text:style-name="P57">PM 在项目创建或编辑时选择<text:s/><text:span text:style-name="T58">排版员</text:span><text:s/>和<text:s/><text:span text:style-name="T59">排版费</text:span>。</text:p>
        </text:list-item>
        <text:list-item>
          <text:p text:style-name="P60">系统校验<text:s/><text:span text:style-name="T61">排版费</text:span><text:s/>是否超过总金额的 5%。</text:p>
        </text:list-item>
        <text:list-item>
          <text:p text:style-name="P62">如果超过，系统提示错误并要求 PM 调整排版费用。</text:p>
        </text:list-item>
      </text:list>
      <text:p text:style-name="正文"><text:span text:style-name="T63">公式：</text:span></text:p>
      <text:p text:style-name="正文">排版费用百分比 = (排版费用 / 项目总金额) * 100</text:p>
      <text:p text:style-name="正文"><text:span text:style-name="T64">限制条件：</text:span></text:p>
      <text:p text:style-name="正文">排版费用百分比 &lt;= 5%</text:p>
      <text:p text:style-name="P65">2.4 后端实现伪代码（Node.js + MongoDB）：</text:p>
      <text:p text:style-name="正文">async function validateLayoutCost(projectId, layoutCost) {</text:p>
      <text:p text:style-name="正文"><text:s text:c="4"/>// 获取项目数据</text:p>
      <text:p text:style-name="正文"><text:s text:c="4"/>const project = await ProjectModel.findById(projectId);</text:p>
      <text:p text:style-name="正文"><text:s text:c="4"/></text:p>
      <text:p text:style-name="正文"><text:s text:c="4"/>const projectTotalAmount = project.project_total_amount; <text:s/>// 项目总金额</text:p>
      <text:p text:style-name="正文"><text:s text:c="4"/>const layoutCostPercentage = (layoutCost / projectTotalAmount) * 100; <text:s/>// 排版费用占比</text:p>
      <text:p text:style-name="正文"><text:s text:c="4"/></text:p>
      <text:p text:style-name="正文"><text:s text:c="4"/>if (layoutCostPercentage &gt; 5) {</text:p>
      <text:p text:style-name="正文"><text:s text:c="8"/>throw new Error('排版费用不能超过项目总金额的 5%');</text:p>
      <text:p text:style-name="正文"><text:s text:c="4"/>}</text:p>
      <text:p text:style-name="正文"><text:s text:c="4"/></text:p>
      <text:p text:style-name="正文"><text:s text:c="4"/>// 更新排版费用和排版员</text:p>
      <text:p text:style-name="正文"><text:s text:c="4"/>project.layout_cost = layoutCost;</text:p>
      <text:p text:style-name="正文"><text:s text:c="4"/>project.layout_assigned_to = layoutCost.assignedTo;</text:p>
      <text:p text:style-name="正文"><text:s text:c="4"/></text:p>
      <text:p text:style-name="正文"><text:s text:c="4"/>await project.save();</text:p>
      <text:p text:style-name="正文">}</text:p>
      <text:soft-page-break/>
      <text:p text:style-name="P66">2.5 业务流程：</text:p>
      <text:list text:style-name="LFO6" text:continue-numbering="true">
        <text:list-item>
          <text:p text:style-name="P67"><text:span text:style-name="T68">PM 在项目中选择排版员并设置排版费用</text:span>。</text:p>
        </text:list-item>
        <text:list-item>
          <text:p text:style-name="P69"><text:span text:style-name="T70">系统计算排版费用占比</text:span>，并校验是否超过 5%。</text:p>
        </text:list-item>
        <text:list-item>
          <text:p text:style-name="P71">如果校验通过，系统更新排版费用并保存项目数据。</text:p>
        </text:list-item>
        <text:list-item>
          <text:p text:style-name="P72">如果校验失败，系统提示错误并要求修改排版费用。</text:p>
        </text:list-item>
      </text:list>
      <text:p text:style-name="正文"><draw:custom-shape svg:x="0in" svg:y="0in" svg:width="0in" svg:height="0.02083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p>
      <text:p text:style-name="正文"><text:span text:style-name="T73">3️</text:span><text:span text:style-name="T74">⃣</text:span><text:span text:style-name="T75"><text:s/>项目流程合并（兼职销售 + 兼职排版）</text:span></text:p>
      <text:p text:style-name="正文">这两个功能的流程可以在项目创建阶段同时完成：</text:p>
      <text:p text:style-name="正文">1. 销售创建项目 -&gt; 锁定比例 -&gt; 计算兼职销售佣金（扣税后）</text:p>
      <text:p text:style-name="正文">2. PM 添加排版员 -&gt; 设置排版费用 -&gt; 校验费用是否超过 5% -&gt; 成功则保存</text:p>
      <text:p text:style-name="正文">3. 项目执行（翻译、审校、排版）</text:p>
      <text:p text:style-name="正文">4. 项目完成 -&gt; 系统自动计算 KPI</text:p>
      <text:p text:style-name="正文">5. 财务发放佣金与工资</text:p>
      <text:p text:style-name="正文"><draw:custom-shape svg:x="0in" svg:y="0in" svg:width="0in" svg:height="0.02083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P76">总结：</text:p>
      <text:list text:style-name="LFO7" text:continue-numbering="true">
        <text:list-item>
          <text:p text:style-name="P77"><text:span text:style-name="T78">兼职销售</text:span>：销售额扣除公司应收金额、税后计算返还佣金，系统自动计算和返还。</text:p>
        </text:list-item>
        <text:list-item>
          <text:p text:style-name="P79"><text:span text:style-name="T80">兼职排版</text:span>：系统校验排版费用是否超过总金额的 5%，超出则提醒修改。</text:p>
        </text:list-item>
      </text:list>
      <text:p text:style-name="正文">以上是这两个功能的实现方案，涵盖了从系统设计到后端实现的完整流程。如果你需要进一步的<text:s/><text:span text:style-name="T81">数据库表设计</text:span><text:s/>或者<text:s/><text:span text:style-name="T82">UI 页面设计</text:span>，我可以继续生成。</text:p>
      <text:p text:style-name="正文">你可以告诉我你需要继续哪个部分，我会进一步补充。</text:p>
      <text:p text:style-name="正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等线" svg:font-family="等线" style:font-family-generic="system" style:font-pitch="variable" svg:panose-1="2 1 6 0 3 1 1 1 1 1"/>
    <style:font-face style:name="Latha" svg:font-family="Latha" style:font-family-generic="swiss" style:font-pitch="variable" svg:panose-1="2 0 4 0 0 0 0 0 0 0"/>
    <style:font-face style:name="等线 Light" svg:font-family="等线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2916in"/>
      <style:text-properties style:font-name="等线" style:font-name-asian="等线" style:font-name-complex="Lath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2pt" fo:background-color="transparent" style:text-underline-type="none" style:text-underline-color="font-color" style:text-emphasize="none" fo:language="en" fo:country="US" style:language-asian="zh" style:country-asian="CN" style:language-complex="ta" style:country-complex="IN" style:text-combine="none" fo:hyphenate="true"/>
    </style:default-style>
    <style:style style:name="标题1" style:display-name="标题 1" style:family="paragraph" style:parent-style-name="正文" style:next-style-name="正文" style:default-outline-level="1">
      <style:paragraph-properties fo:keep-with-next="always" fo:keep-together="always" fo:margin-top="0.3333in" fo:margin-bottom="0.0555in"/>
      <style:text-properties style:font-name="等线 Light" style:font-name-asian="等线 Light" style:font-name-complex="Latha" fo:color="#2F5496" fo:font-size="24pt" style:font-size-asian="24pt" style:font-size-complex="24pt" fo:hyphenate="false"/>
    </style:style>
    <style:style style:name="标题2" style:display-name="标题 2" style:family="paragraph" style:parent-style-name="正文" style:next-style-name="正文" style:default-outline-level="2">
      <style:paragraph-properties fo:keep-with-next="always" fo:keep-together="always" fo:margin-top="0.1111in" fo:margin-bottom="0.0555in"/>
      <style:text-properties style:font-name="等线 Light" style:font-name-asian="等线 Light" style:font-name-complex="Latha" fo:color="#2F5496" fo:font-size="20pt" style:font-size-asian="20pt" style:font-size-complex="20pt" fo:hyphenate="false"/>
    </style:style>
    <style:style style:name="标题3" style:display-name="标题 3" style:family="paragraph" style:parent-style-name="正文" style:next-style-name="正文" style:default-outline-level="3">
      <style:paragraph-properties fo:keep-with-next="always" fo:keep-together="always" fo:margin-top="0.1111in" fo:margin-bottom="0.0555in"/>
      <style:text-properties style:font-name="等线 Light" style:font-name-asian="等线 Light" style:font-name-complex="Latha" fo:color="#2F5496" fo:font-size="16pt" style:font-size-asian="16pt" style:font-size-complex="16pt" fo:hyphenate="false"/>
    </style:style>
    <style:style style:name="标题4" style:display-name="标题 4" style:family="paragraph" style:parent-style-name="正文" style:next-style-name="正文" style:default-outline-level="4">
      <style:paragraph-properties fo:keep-with-next="always" fo:keep-together="always" fo:margin-top="0.0555in" fo:margin-bottom="0.0277in"/>
      <style:text-properties style:font-name-complex="Latha" fo:color="#2F5496" fo:font-size="14pt" style:font-size-asian="14pt" style:font-size-complex="14pt" fo:hyphenate="false"/>
    </style:style>
    <style:style style:name="标题5" style:display-name="标题 5" style:family="paragraph" style:parent-style-name="正文" style:next-style-name="正文" style:default-outline-level="5">
      <style:paragraph-properties fo:keep-with-next="always" fo:keep-together="always" fo:margin-top="0.0555in" fo:margin-bottom="0.0277in"/>
      <style:text-properties style:font-name-complex="Latha" fo:color="#2F5496" fo:font-size="12pt" style:font-size-asian="12pt" fo:hyphenate="false"/>
    </style:style>
    <style:style style:name="标题6" style:display-name="标题 6" style:family="paragraph" style:parent-style-name="正文" style:next-style-name="正文" style:default-outline-level="6">
      <style:paragraph-properties fo:keep-with-next="always" fo:keep-together="always" fo:margin-top="0.0277in" fo:margin-bottom="0in"/>
      <style:text-properties style:font-name-complex="Latha" fo:font-weight="bold" style:font-weight-asian="bold" style:font-weight-complex="bold" fo:color="#2F5496" fo:hyphenate="false"/>
    </style:style>
    <style:style style:name="标题7" style:display-name="标题 7" style:family="paragraph" style:parent-style-name="正文" style:next-style-name="正文" style:default-outline-level="7">
      <style:paragraph-properties fo:keep-with-next="always" fo:keep-together="always" fo:margin-top="0.0277in" fo:margin-bottom="0in"/>
      <style:text-properties style:font-name-complex="Latha" fo:font-weight="bold" style:font-weight-asian="bold" style:font-weight-complex="bold" fo:color="#595959" fo:hyphenate="false"/>
    </style:style>
    <style:style style:name="标题8" style:display-name="标题 8" style:family="paragraph" style:parent-style-name="正文" style:next-style-name="正文" style:default-outline-level="8">
      <style:paragraph-properties fo:keep-with-next="always" fo:keep-together="always" fo:margin-bottom="0in"/>
      <style:text-properties style:font-name-complex="Latha" fo:color="#595959" fo:hyphenate="false"/>
    </style:style>
    <style:style style:name="标题9" style:display-name="标题 9" style:family="paragraph" style:parent-style-name="正文" style:next-style-name="正文" style:default-outline-level="9">
      <style:paragraph-properties fo:keep-with-next="always" fo:keep-together="always" fo:margin-bottom="0in"/>
      <style:text-properties style:font-name-asian="等线 Light" style:font-name-complex="Latha" fo:color="#595959" fo:hyphenate="false"/>
    </style:style>
    <style:style style:name="正文" style:display-name="正文" style:family="paragraph">
      <style:paragraph-properties fo:widows="0" fo:orphans="0"/>
      <style:text-properties fo:hyphenate="false"/>
    </style:style>
    <style:style style:name="默认段落字体" style:display-name="默认段落字体" style:family="text"/>
    <style:style style:name="标题1字符" style:display-name="标题 1 字符" style:family="text" style:parent-style-name="默认段落字体">
      <style:text-properties style:font-name="等线 Light" style:font-name-asian="等线 Light" style:font-name-complex="Latha" fo:color="#2F5496" fo:font-size="24pt" style:font-size-asian="24pt" style:font-size-complex="24pt"/>
    </style:style>
    <style:style style:name="标题2字符" style:display-name="标题 2 字符" style:family="text" style:parent-style-name="默认段落字体">
      <style:text-properties style:font-name="等线 Light" style:font-name-asian="等线 Light" style:font-name-complex="Latha" fo:color="#2F5496" fo:font-size="20pt" style:font-size-asian="20pt" style:font-size-complex="20pt"/>
    </style:style>
    <style:style style:name="标题3字符" style:display-name="标题 3 字符" style:family="text" style:parent-style-name="默认段落字体">
      <style:text-properties style:font-name="等线 Light" style:font-name-asian="等线 Light" style:font-name-complex="Latha" fo:color="#2F5496" fo:font-size="16pt" style:font-size-asian="16pt" style:font-size-complex="16pt"/>
    </style:style>
    <style:style style:name="标题4字符" style:display-name="标题 4 字符" style:family="text" style:parent-style-name="默认段落字体">
      <style:text-properties style:font-name-complex="Latha" fo:color="#2F5496" fo:font-size="14pt" style:font-size-asian="14pt" style:font-size-complex="14pt"/>
    </style:style>
    <style:style style:name="标题5字符" style:display-name="标题 5 字符" style:family="text" style:parent-style-name="默认段落字体">
      <style:text-properties style:font-name-complex="Latha" fo:color="#2F5496" fo:font-size="12pt" style:font-size-asian="12pt"/>
    </style:style>
    <style:style style:name="标题6字符" style:display-name="标题 6 字符" style:family="text" style:parent-style-name="默认段落字体">
      <style:text-properties style:font-name-complex="Latha" fo:font-weight="bold" style:font-weight-asian="bold" style:font-weight-complex="bold" fo:color="#2F5496"/>
    </style:style>
    <style:style style:name="标题7字符" style:display-name="标题 7 字符" style:family="text" style:parent-style-name="默认段落字体">
      <style:text-properties style:font-name-complex="Latha" fo:font-weight="bold" style:font-weight-asian="bold" style:font-weight-complex="bold" fo:color="#595959"/>
    </style:style>
    <style:style style:name="标题8字符" style:display-name="标题 8 字符" style:family="text" style:parent-style-name="默认段落字体">
      <style:text-properties style:font-name-complex="Latha" fo:color="#595959"/>
    </style:style>
    <style:style style:name="标题9字符" style:display-name="标题 9 字符" style:family="text" style:parent-style-name="默认段落字体">
      <style:text-properties style:font-name-asian="等线 Light" style:font-name-complex="Latha" fo:color="#595959"/>
    </style:style>
    <style:style style:name="标题" style:display-name="标题" style:family="paragraph" style:parent-style-name="正文" style:next-style-name="正文">
      <style:paragraph-properties style:contextual-spacing="true" fo:text-align="center" fo:margin-bottom="0.0555in" fo:line-height="100%"/>
      <style:text-properties style:font-name="等线 Light" style:font-name-asian="等线 Light" style:font-name-complex="Latha" fo:letter-spacing="-0.0069in" style:letter-kerning="true" fo:font-size="28pt" style:font-size-asian="28pt" style:font-size-complex="28pt" fo:hyphenate="false"/>
    </style:style>
    <style:style style:name="标题字符" style:display-name="标题 字符" style:family="text" style:parent-style-name="默认段落字体">
      <style:text-properties style:font-name="等线 Light" style:font-name-asian="等线 Light" style:font-name-complex="Latha" fo:letter-spacing="-0.0069in" style:letter-kerning="true" fo:font-size="28pt" style:font-size-asian="28pt" style:font-size-complex="28pt"/>
    </style:style>
    <style:style style:name="副标题" style:display-name="副标题" style:family="paragraph" style:parent-style-name="正文" style:next-style-name="正文">
      <style:paragraph-properties fo:text-align="center"/>
      <style:text-properties style:font-name="等线 Light" style:font-name-asian="等线 Light" style:font-name-complex="Latha" fo:color="#595959" fo:letter-spacing="0.0104in" fo:font-size="14pt" style:font-size-asian="14pt" style:font-size-complex="14pt" fo:hyphenate="false"/>
    </style:style>
    <style:style style:name="副标题字符" style:display-name="副标题 字符" style:family="text" style:parent-style-name="默认段落字体">
      <style:text-properties style:font-name="等线 Light" style:font-name-asian="等线 Light" style:font-name-complex="Latha" fo:color="#595959" fo:letter-spacing="0.0104in" fo:font-size="14pt" style:font-size-asian="14pt" style:font-size-complex="14pt"/>
    </style:style>
    <style:style style:name="引用" style:display-name="引用" style:family="paragraph" style:parent-style-name="正文" style:next-style-name="正文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引用字符" style:display-name="引用 字符" style:family="text" style:parent-style-name="默认段落字体">
      <style:text-properties fo:font-style="italic" style:font-style-asian="italic" style:font-style-complex="italic" fo:color="#404040"/>
    </style:style>
    <style:style style:name="列表段落" style:display-name="列表段落" style:family="paragraph" style:parent-style-name="正文">
      <style:paragraph-properties style:contextual-spacing="true" fo:margin-left="0.5in">
        <style:tab-stops/>
      </style:paragraph-properties>
      <style:text-properties fo:hyphenate="false"/>
    </style:style>
    <style:style style:name="明显强调" style:display-name="明显强调" style:family="text" style:parent-style-name="默认段落字体">
      <style:text-properties fo:font-style="italic" style:font-style-asian="italic" style:font-style-complex="italic" fo:color="#2F5496"/>
    </style:style>
    <style:style style:name="明显引用" style:display-name="明显引用" style:family="paragraph" style:parent-style-name="正文" style:next-style-name="正文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明显引用字符" style:display-name="明显引用 字符" style:family="text" style:parent-style-name="默认段落字体">
      <style:text-properties fo:font-style="italic" style:font-style-asian="italic" style:font-style-complex="italic" fo:color="#2F5496"/>
    </style:style>
    <style:style style:name="明显参考" style:display-name="明显参考" style:family="text" style:parent-style-name="默认段落字体">
      <style:text-properties fo:font-weight="bold" style:font-weight-asian="bold" style:font-weight-complex="bold" fo:font-variant="small-caps" fo:color="#2F5496" fo:letter-spacing="0.0034in"/>
    </style:style>
    <style:style style:name="页眉" style:display-name="页眉" style:family="paragraph" style:parent-style-name="正文">
      <style:paragraph-properties style:snap-to-layout-grid="false" fo:text-align="center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页眉字符" style:display-name="页眉 字符" style:family="text" style:parent-style-name="默认段落字体">
      <style:text-properties fo:font-size="9pt" style:font-size-asian="9pt" style:font-size-complex="9pt"/>
    </style:style>
    <style:style style:name="页脚" style:display-name="页脚" style:family="paragraph" style:parent-style-name="正文">
      <style:paragraph-properties style:snap-to-layout-grid="false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页脚字符" style:display-name="页脚 字符" style:family="text" style:parent-style-name="默认段落字体">
      <style:text-properties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mma Johnson</meta:initial-creator>
    <dc:creator>Emma Johnson</dc:creator>
    <meta:creation-date>2025-12-09T02:44:00Z</meta:creation-date>
    <dc:date>2025-12-09T02:44:00Z</dc:date>
    <meta:template xlink:href="Normal" xlink:type="simple"/>
    <meta:editing-cycles>2</meta:editing-cycles>
    <meta:editing-duration>PT120S</meta:editing-duration>
    <meta:document-statistic meta:page-count="5" meta:paragraph-count="121" meta:word-count="1172" meta:character-count="3173" meta:row-count="101" meta:non-whitespace-character-count="2122"/>
  </office:meta>
</office:document-meta>
</file>